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9abc" officeooo:paragraph-rsid="00069abc"/>
    </style:style>
    <style:style style:name="P2" style:family="paragraph" style:parent-style-name="Standard">
      <style:text-properties officeooo:rsid="00069abc" officeooo:paragraph-rsid="0008b9ae"/>
    </style:style>
    <style:style style:name="P3" style:family="paragraph" style:parent-style-name="Standard">
      <style:text-properties officeooo:rsid="00070211" officeooo:paragraph-rsid="00070211"/>
    </style:style>
    <style:style style:name="P4" style:family="paragraph" style:parent-style-name="Standard">
      <style:text-properties officeooo:rsid="0008b9ae" officeooo:paragraph-rsid="0008b9ae"/>
    </style:style>
    <style:style style:name="P5" style:family="paragraph" style:parent-style-name="Standard">
      <style:text-properties officeooo:paragraph-rsid="00069abc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officeooo:paragraph-rsid="00070211"/>
    </style:style>
    <style:style style:name="P7" style:family="paragraph" style:parent-style-name="Standard">
      <style:text-properties officeooo:rsid="0008b9ae" officeooo:paragraph-rsid="0008b9ae"/>
    </style:style>
    <style:style style:name="P8" style:family="paragraph" style:parent-style-name="Standard">
      <style:text-properties officeooo:rsid="000b77cf" officeooo:paragraph-rsid="000b77cf"/>
    </style:style>
    <style:style style:name="P9" style:family="paragraph" style:parent-style-name="Standard">
      <style:text-properties officeooo:rsid="000b77cf" officeooo:paragraph-rsid="000ba8d3"/>
    </style:style>
    <style:style style:name="P10" style:family="paragraph" style:parent-style-name="Standard">
      <style:text-properties officeooo:rsid="000ba8d3" officeooo:paragraph-rsid="000ba8d3"/>
    </style:style>
    <style:style style:name="P11" style:family="paragraph" style:parent-style-name="Standard">
      <style:text-properties officeooo:rsid="000c0f39" officeooo:paragraph-rsid="000c0f39"/>
    </style:style>
    <style:style style:name="T1" style:family="text">
      <style:text-properties officeooo:rsid="00069abc"/>
    </style:style>
    <style:style style:name="T2" style:family="text">
      <style:text-properties officeooo:rsid="00070211"/>
    </style:style>
    <style:style style:name="T3" style:family="text">
      <style:text-properties fo:color="#000000" loext:opacity="100%" style:font-name="Arial" fo:font-size="8pt" fo:letter-spacing="normal" fo:background-color="transparent" loext:char-shading-value="0" style:font-name-asian="Arial2" style:font-size-asian="8pt" style:font-name-complex="Arial2"/>
    </style:style>
    <style:style style:name="T4" style:family="text">
      <style:text-properties fo:color="#000000" loext:opacity="100%" style:font-name="Arial" fo:font-size="8pt" fo:letter-spacing="normal" officeooo:rsid="00070211" fo:background-color="transparent" loext:char-shading-value="0" style:font-name-asian="Arial2" style:font-size-asian="8pt" style:font-name-complex="Arial2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08b9ae"/>
    </style:style>
    <style:style style:name="T7" style:family="text">
      <style:text-properties officeooo:rsid="000a52fd"/>
    </style:style>
    <style:style style:name="T8" style:family="text">
      <style:text-properties officeooo:rsid="000b77cf"/>
    </style:style>
    <style:style style:name="T9" style:family="text">
      <style:text-properties officeooo:rsid="000ba8d3"/>
    </style:style>
    <style:style style:name="T10" style:family="text">
      <style:text-properties officeooo:rsid="000c0f3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3"><text:span text:style-name="T3">Unique items should have a Rar</text:span><text:span text:style-name="T4">3</text:span><text:span text:style-name="T3"> and Rar</text:span><text:span text:style-name="T4">2</text:span><text:span text:style-name="T3"> mods </text:span><text:span text:style-name="T4">most of the time</text:span><text:span text:style-name="T3">, as well as a UNIQUE mod that makes them stand out. Hopefully this makes them useful in their niche as a more versatile tool, but weaker in specific than a rar4 item</text:span></text:p>
      <text:p text:style-name="Standard"/>
      <text:p text:style-name="Standard">UNIQUE <text:span text:style-name="T2">ARMOR</text:span></text:p>
      <text:p text:style-name="P3"/>
      <text:p text:style-name="P3">CLOTHING</text:p>
      <text:p text:style-name="P3"/>
      <text:p text:style-name="P4">Hood of Penitence (Hood): Healing spell rating +3, Healing received +28%, 10% increased damage taken</text:p>
      <text:p text:style-name="Standard"/>
      <text:p text:style-name="Standard"/>
      <text:p text:style-name="P1">Simplicity <text:span text:style-name="T2">(Linen Vest)</text:span>: +3 to your lowest stat (generated on drop), +2 to your second lowest stat (generated on drop), +1 to your third lowest stat (generated on drop)</text:p>
      <text:p text:style-name="Standard"/>
      <text:p text:style-name="Standard"/>
      <text:p text:style-name="P1">Poisoner’s Precaution <text:span text:style-name="T2">(Gloves)</text:span>: <text:span text:style-name="T2">+20% chance to poison, +15% affliction avoidance, Your poisons last 1 extra turn and poisoned enemies deal 10% less damage to you</text:span></text:p>
      <text:p text:style-name="P1"/>
      <text:p text:style-name="P1"/>
      <text:p text:style-name="P3">Wanderlust (Traveller’s Boots): +10 initiative, +20 max satiety, +0.1 initiative and +0.5 max satiety per completed slide (<text:span text:style-name="T5">Upgrades over time while worn)</text:span></text:p>
      <text:p text:style-name="Standard"/>
      <text:p text:style-name="Standard"/>
      <text:p text:style-name="Standard"><text:span text:style-name="T1">Acolyte of the Damned (Cowl): +23% added magic damage,</text:span> <text:span text:style-name="T1">Lore +2, Casting a spell consumes 5% of current endurance and adds half that value to damage</text:span></text:p>
      <text:p text:style-name="Standard"/>
      <text:p text:style-name="Standard"/>
      <text:p text:style-name="P3">Ghostly Vestments (Silk Tunic): Cannot be stunned, 33% crit damage reduction, Gain +1% dodge per every 10% missing endurance</text:p>
      <text:p text:style-name="Standard"/>
      <text:p text:style-name="Standard"/>
      <text:p text:style-name="P3">Sorcerer’s Pledge (Silk Gloves): +2 to random spell school rating (generated on drop), +1 to random spell type rating (generated on drop), -10% damage for spells of different school or type</text:p>
      <text:p text:style-name="P3"/>
      <text:p text:style-name="P3"/>
      <text:p text:style-name="P4">Dragon Claw (Slippers): Armor pen +3, Crit damage +30%, 33% increased magnitude of properties for unarmed attacks</text:p>
      <text:p text:style-name="Standard"/>
      <text:p text:style-name="P4"/>
      <text:p text:style-name="P4">LIGHT</text:p>
      <text:p text:style-name="Standard"/>
      <text:p text:style-name="P2">Death’s Visage (<text:span text:style-name="T6">Leather Cap</text:span>): Accuracy +7%, Crit chance +4%, Critical Hits automatically kill creatures <text:s/>with 10% or less endurance</text:p>
      <text:p text:style-name="Standard"/>
      <text:p text:style-name="Standard"/>
      <text:p text:style-name="P4">Preystalker (Leather Vest): Maximum damage +3, Chance to bleed +15%, 33% increased magnitude of modifiers for ranged attacks</text:p>
      <text:p text:style-name="Standard"/>
      <text:p text:style-name="P2">Hand of the Vizier (Leather gloves): Arcane Spell Rating +1, Accuracy +5%, Casting a damaging spells causes your next attack to deal 10% extra of its damage type</text:p>
      <text:p text:style-name="P2"/>
      <text:p text:style-name="Standard"/>
      <text:p text:style-name="Standard"><text:soft-page-break/>The Toxic Waltz (Leather boots): Dodge <text:span text:style-name="T1">5</text:span>%, Affliction avoidance <text:span text:style-name="T1">1</text:span>5%, Poison enemies when you dodge </text:p>
      <text:p text:style-name="Standard"/>
      <text:p text:style-name="P5"/>
      <text:p text:style-name="Standard">Harlequin's Crest (Shako): +<text:span text:style-name="T8">2</text:span> spell rating, +<text:span text:style-name="T1">2</text:span> armor, +1.<text:span text:style-name="T1">25</text:span> endurance per character level</text:p>
      <text:p text:style-name="Standard"/>
      <text:p text:style-name="P4">Coralweave (Studded doublet): +1 nature spell rating, 15% reduced damage while on low life, <text:span text:style-name="T7">Resting is </text:span><text:span text:style-name="T8">25</text:span><text:span text:style-name="T7">% more efficient</text:span></text:p>
      <text:p text:style-name="Standard"/>
      <text:p text:style-name="P4">Barbarian’s Grip (Studded Armbands): Accuracy +7%, Cannot be clumsy, cannot be disarmed</text:p>
      <text:p text:style-name="P4"/>
      <text:p text:style-name="P8">The Stampede (Reinforced boots): Cannot be restrained, Initiative +5, Deal +2% extra damage per every 5 initiative more than your enemy</text:p>
      <text:p text:style-name="P8"/>
      <text:p text:style-name="P8"/>
      <text:p text:style-name="P8">MEDIUM</text:p>
      <text:p text:style-name="P8"/>
      <text:p text:style-name="P8">Voice of the Storm (Mail Coif): +2 lightning spell rating, +15% damage added as lightning, Overcharge you inflict deals 30% extra damage</text:p>
      <text:p text:style-name="P8"/>
      <text:p text:style-name="P8"/>
      <text:p text:style-name="P8">Razormail (Chain mail): +15 max endurance, +2 thorns, Your thorns damage has a 30% chance to bleed for 50% of damage</text:p>
      <text:p text:style-name="P8"/>
      <text:p text:style-name="P8"/>
      <text:p text:style-name="P9">Doombinders (Mail gloves): +2 to armor pen, +5% accuracy, Your no longer benefit from armor. Gain +3% accuracy and +2% damage per every point of armor <text:span text:style-name="T9">instead</text:span></text:p>
      <text:p text:style-name="P9"/>
      <text:p text:style-name="P9"/>
      <text:p text:style-name="P9"><text:span text:style-name="T9">Battlecharge (Sollerets): +3 maximum damage, +4% crit chance, 100% increased magnitude of modifiers during first round of combat</text:span></text:p>
      <text:p text:style-name="P9"/>
      <text:p text:style-name="P9"/>
      <text:p text:style-name="P10">Spirit Crown (Bronze helmet): Get at random two of the following on drop: (Fire res 30%, Cold res 30%, lightning res 30%, armor 3, reduced crit damage 33%, affliciton avoidance 15%), 33% increased magnitude of modifiers while affected by an Aura</text:p>
      <text:p text:style-name="P10"/>
      <text:p text:style-name="P10"/>
      <text:p text:style-name="P10">Last Stand (Bronze Cuirass): Chance to block and parry 10%, 20% less damage taken while under 50% endurance, When your endurance reaches 0, destroy this item to prevent death and recover 15% of max endurance instead</text:p>
      <text:p text:style-name="P10"/>
      <text:p text:style-name="P10"/>
      <text:p text:style-name="P10">Purifying Caress (Bronze wristbands): +<text:span text:style-name="T10">4%</text:span> to <text:span text:style-name="T10">crit chance</text:span>, <text:span text:style-name="T10">+30% crit damage, 20% increased magnitude of effects per affliction on enemy</text:span></text:p>
      <text:p text:style-name="P10"/>
      <text:p text:style-name="P10"/>
      <text:p text:style-name="P11">Marathon (Bronze boots) +5% dodge, +2 to armor, +0.5% dodge and +0.25 armor per turn in combat (<text:span text:style-name="T5">Upgrades during combat!)</text:span></text:p>
      <text:p text:style-name="P11"><text:span text:style-name="T5"/></text:p>
      <text:p text:style-name="P11"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non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on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0T22:41:35.257000000</meta:creation-date>
    <dc:date>2024-04-22T19:09:01.917000000</dc:date>
    <meta:editing-duration>PT2M40S</meta:editing-duration>
    <meta:editing-cycles>2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29" meta:word-count="584" meta:character-count="3613" meta:non-whitespace-character-count="3056"/>
  </office:meta>
</office:document-meta>
</file>